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ref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UM(Numeral)</text:p>
          </table:table-cell>
          <table:table-cell table:formula="of:=SUM(Numeral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M(Values)</text:p>
          </table:table-cell>
          <table:table-cell table:formula="of:=SUM(Values)" office:value-type="float" office:value="55" calcext:value-type="float">
            <text:p>55</text:p>
          </table:table-cell>
        </table:table-row>
      </table:table>
      <table:table table:name="names" table:style-name="ta1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Numeral</text:p>
          </table:table-cell>
          <table:table-cell table:style-name="ce2" office:value-type="string" calcext:value-type="string">
            <text:p>Alphabe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</table:table-row>
      </table:table>
      <table:table table:name="names2" table:style-name="ta1">
        <table:table-column table:style-name="co2" table:default-cell-style-name="Default"/>
        <table:table-row table:style-name="ro1">
          <table:table-cell table:style-name="ce2" office:value-type="string" calcext:value-type="string">
            <office:annotation draw:style-name="gr1" draw:text-style-name="P2" svg:width="28.99mm" svg:height="17.99mm" svg:x="28.57mm" svg:y="0mm" draw:caption-point-x="-6.1mm" draw:caption-point-y="0.1mm">
              <dc:date>2020-10-11T00:00:00</dc:date>
              <text:p text:style-name="P1">可変長</text:p>
            </office:annotation>
            <text:p>Values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>
        <table:named-range table:name="Alphabets" table:base-cell-address="$names.$B$2" table:cell-range-address="$names.$B$2:.$B$27"/>
        <table:named-range table:name="Numeral" table:base-cell-address="$names.$A$2" table:cell-range-address="$names.$A$2:.$A$11"/>
        <table:named-expression table:name="Values" table:base-cell-address="$names2.$A$2" table:expression="OFFSET([$names2.$A$2];0;0;COUNTA([$names2.$A$1:$names2.$A$1048576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7:26:38.111062226</meta:creation-date>
    <dc:date>2020-10-11T08:22:38.929399368</dc:date>
    <meta:editing-duration>PT34M28S</meta:editing-duration>
    <meta:editing-cycles>2</meta:editing-cycles>
    <meta:generator>LibreOffice/6.1.5.2$Linux_ARM_EABI LibreOffice_project/10$Build-2</meta:generator>
    <meta:document-statistic meta:table-count="3" meta:cell-count="54" meta:object-count="0"/>
  </office:meta>
</office:document-meta>
</file>